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Courier New2" svg:font-family="'Courier New'" style:font-family-generic="modern"/>
    <style:font-face style:name="DejaVu Sans Condensed2" svg:font-family="'DejaVu Sans Condensed'" style:font-family-generic="swiss"/>
    <style:font-face style:name="Courier New" svg:font-family="'Courier New'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P2" style:family="paragraph" style:parent-style-name="Block_20_Text">
      <style:paragraph-properties fo:margin-left="0.635cm" fo:margin-right="2.03cm" fo:text-indent="0cm" style:auto-text-indent="false"/>
    </style:style>
    <style:style style:name="P3" style:family="paragraph" style:parent-style-name="Block_20_Text">
      <style:paragraph-properties fo:margin-left="0.635cm" fo:margin-right="2.03cm" fo:text-indent="0cm" style:auto-text-indent="false" fo:break-before="page"/>
    </style:style>
    <style:style style:name="P4" style:family="paragraph" style:parent-style-name="Block_20_Text">
      <style:paragraph-properties fo:margin-left="0.635cm" fo:margin-right="2.03cm" fo:text-indent="0.614cm" style:auto-text-indent="false"/>
    </style:style>
    <style:style style:name="P5" style:family="paragraph" style:parent-style-name="Block_20_Text">
      <style:paragraph-properties fo:margin-left="0.635cm" fo:margin-right="2.03cm" fo:text-indent="0.614cm" style:auto-text-indent="false"/>
      <style:text-properties fo:language="en" fo:country="US"/>
    </style:style>
    <style:style style:name="P6" style:family="paragraph" style:parent-style-name="Block_20_Text">
      <style:paragraph-properties fo:margin-left="1.27cm" fo:margin-right="2.03cm" fo:text-indent="0cm" style:auto-text-indent="false"/>
    </style:style>
    <style:style style:name="P7" style:family="paragraph" style:parent-style-name="Block_20_Text">
      <style:paragraph-properties fo:margin-left="1.27cm" fo:margin-right="2.03cm" fo:text-align="center" style:justify-single-word="false" fo:text-indent="0cm" style:auto-text-indent="false"/>
    </style:style>
    <style:style style:name="P8" style:family="paragraph" style:parent-style-name="Block_20_Text">
      <style:paragraph-properties fo:margin-left="1.27cm" fo:margin-right="2.03cm" fo:text-indent="0cm" style:auto-text-indent="false"/>
      <style:text-properties fo:language="en" fo:country="US"/>
    </style:style>
    <style:style style:name="P9" style:family="paragraph" style:parent-style-name="No_20_Spacing">
      <style:text-properties fo:language="en" fo:country="US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text:display="true"/>
    </style:style>
    <style:style style:name="P12" style:family="paragraph" style:parent-style-name="Standard" style:list-style-name="WW8Num9"/>
    <style:style style:name="P13" style:family="paragraph" style:parent-style-name="Standard">
      <style:text-properties officeooo:rsid="002d87c9" officeooo:paragraph-rsid="002d87c9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3">
      <style:text-properties fo:language="pl" fo:country="PL" style:language-asian="en" style:country-asian="US" style:language-complex="ar" style:country-complex="SA"/>
    </style:style>
    <style:style style:name="P16" style:family="paragraph" style:parent-style-name="Heading_20_3">
      <style:paragraph-properties fo:break-before="column"/>
    </style:style>
    <style:style style:name="P17" style:family="paragraph" style:parent-style-name="List_20_Paragraph" style:list-style-name="WW8Num2"/>
    <style:style style:name="P18" style:family="paragraph" style:parent-style-name="List_20_Paragraph" style:list-style-name="WW8Num3"/>
    <style:style style:name="P19" style:family="paragraph" style:parent-style-name="List_20_Paragraph" style:list-style-name="WW8Num5"/>
    <style:style style:name="P20" style:family="paragraph" style:parent-style-name="List_20_Paragraph" style:list-style-name="WW8Num4"/>
    <style:style style:name="P21" style:family="paragraph" style:parent-style-name="List_20_Paragraph" style:list-style-name="WW8Num6"/>
    <style:style style:name="P22" style:family="paragraph" style:parent-style-name="List_20_Paragraph" style:list-style-name="WW8Num7"/>
    <style:style style:name="P23" style:family="paragraph" style:parent-style-name="List_20_Paragraph" style:list-style-name="WW8Num8"/>
    <style:style style:name="P24" style:family="paragraph" style:parent-style-name="List_20_Paragraph" style:list-style-name="WW8Num5">
      <style:paragraph-properties fo:margin-left="0cm" fo:margin-right="0cm" fo:text-indent="0cm" style:auto-text-indent="false"/>
    </style:style>
    <style:style style:name="P25" style:family="paragraph" style:parent-style-name="Title" style:master-page-name="Standard">
      <style:paragraph-properties style:page-number="auto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No_20_Spacing">
      <style:text-properties fo:language="en" fo:country="US"/>
    </style:style>
    <style:style style:name="P28" style:family="paragraph">
      <style:paragraph-properties fo:margin-left="0cm" fo:margin-right="0cm" fo:margin-top="0cm" fo:margin-bottom="0.282cm" fo:line-height="106%" fo:text-indent="0cm" style:writing-mode="lr-tb"/>
    </style:style>
    <style:style style:name="T1" style:family="text">
      <style:text-properties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5bb9"/>
    </style:style>
    <style:style style:name="T6" style:family="text">
      <style:text-properties officeooo:rsid="001b5ce3"/>
    </style:style>
    <style:style style:name="T7" style:family="text">
      <style:text-properties officeooo:rsid="001d86c1"/>
    </style:style>
    <style:style style:name="T8" style:family="text">
      <style:text-properties officeooo:rsid="00225c8c"/>
    </style:style>
    <style:style style:name="T9" style:family="text">
      <style:text-properties officeooo:rsid="002718ba"/>
    </style:style>
    <style:style style:name="T10" style:family="text">
      <style:text-properties officeooo:rsid="002d87c9"/>
    </style:style>
    <style:style style:name="T11" style:family="text">
      <style:text-properties style:use-window-font-color="true" style:font-name="Calibri" fo:font-size="11pt" fo:language="pl" fo:country="PL" style:font-name-asian="Droid Sans Fallback1" style:font-size-asian="11pt" style:language-asian="en" style:country-asian="US" style:font-name-complex="Calibri1" style:font-size-complex="11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oduł 1</text:p>
      <text:p text:style-name="Standard"/>
      <text:list xml:id="list1856341889868978908" text:style-name="Outline">
        <text:list-item>
          <text:h text:style-name="Heading_20_1" text:outline-level="1">Wprowadzenie <text:span text:style-name="T10">do języka Python</text:span></text:h>
        </text:list-item>
      </text:list>
      <text:p text:style-name="Standard">Python jest dynamicznym językiem interpretowanym.</text:p>
      <text:p text:style-name="Intense_20_Quote">Interpretowany tzn. że kod, który napiszemy możemy natychmiast wykonać bez potrzeby tłumaczenia kodu programistycznego na język maszynowy (czyli na formę zrozumiałą przez komputer).</text:p>
      <text:p text:style-name="Standard">Interpreter tłumaczy nasz kod oraz natychmiast go uruchamia. Interpreter może również być używany w trybie interaktywnym do testowania "kawałków" kodu (np. IPython omawiany w kolejnych scenariuszach).</text:p>
      <text:p text:style-name="Standard">Naukę zaczynamy od poznania interpretera. Interpreter uruchamiamy z konsoli poleceniem</text:p>
      <text:p text:style-name="Block_20_Text">$ python</text:p>
      <text:p text:style-name="Standard">Po uruchomieniu interpretera komputer powinien wypisać trzy linie tekstu a w czwartej tak zwany znak zachęty, po którym wpisujemy komendy. Standardowym znakiem zachęty w interpreterze Pythona jest "&gt;&gt;&gt;".</text:p>
      <text:list xml:id="list215928952500456" text:continue-numbering="true" text:style-name="Outline">
        <text:list-item>
          <text:h text:style-name="Heading_20_1" text:outline-level="1">Zmienne</text:h>
        </text:list-item>
      </text:list>
      <text:p text:style-name="Standard">W interpreterze wpisz poniższy przykład.</text:p>
      <text:list xml:id="list215929792748122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1.</text:h>
                </text:list-item>
              </text:list>
            </text:list-item>
          </text:list>
        </text:list-item>
      </text:list>
      <text:p text:style-name="Block_20_Text">&gt;&gt;&gt; a = 3</text:p>
      <text:p text:style-name="Block_20_Text">&gt;&gt;&gt; b = 5</text:p>
      <text:p text:style-name="Block_20_Text">&gt;&gt;&gt; a + b</text:p>
      <text:p text:style-name="Block_20_Text">8</text:p>
      <text:p text:style-name="Block_20_Text">&gt;&gt;&gt; c = -6.5<text:span text:style-name="T1"><office:annotation><dc:creator>Grzegorz Wilczek</dc:creator><dc:date>2014-09-06T22:59:00</dc:date><text:p text:style-name="P28"><text:span text:style-name="T11">Zwróć uwagę na kropkę zamiast przecinka.</text:span></text:p><text:p text:style-name="P28"><text:span text:style-name="T11"/></text:p></office:annotation></text:span></text:p>
      <text:p text:style-name="Block_20_Text">&gt;&gt;&gt; a + c</text:p>
      <text:p text:style-name="Block_20_Text">-3.5</text:p>
      <text:p text:style-name="Block_20_Text">&gt;&gt;&gt; 7/2</text:p>
      <text:p text:style-name="Block_20_Text">3.5</text:p>
      <text:p text:style-name="Block_20_Text">&gt;&gt;&gt; 2*6</text:p>
      <text:p text:style-name="Block_20_Text">12</text:p>
      <text:p text:style-name="Block_20_Text">&gt;&gt;&gt; 2**6</text:p>
      <text:p text:style-name="Block_20_Text">64</text:p>
      <text:p text:style-name="Block_20_Text">&gt;&gt;&gt; kwiatek = 'stokrotka'</text:p>
      <text:p text:style-name="Block_20_Text">&gt;&gt;&gt; kwiatek2 = "róża"</text:p>
      <text:p text:style-name="Block_20_Text">&gt;&gt;&gt; kwiatek + ' i ' + kwiatek2</text:p>
      <text:p text:style-name="Block_20_Text">'stokrotka i róża<text:span text:style-name="T1"><office:annotation><dc:creator>Grzegorz Wilczek</dc:creator><dc:date>2014-09-06T23:21:00</dc:date><text:p text:style-name="P28"><text:span text:style-name="T11">* Napisy zapisujemy pomiędzy pojedynczymi lub podwójnymi cudzysłowami. Nie ma znaczenia, których użyjemy ale ważne, żeby z obu stron użyć tych samych. Jak widać w przykładzie zmienne typu napisowego też można do siebie dodawać, co powoduje sklejanie ich ze sobą. W Pythonie występują jeszcze inne typu danych, ale te podstawowe na razie nam wystarczą.</text:span></text:p><text:p text:style-name="P28"><text:span text:style-name="T11"/></text:p></office:annotation></text:span>'</text:p>
      <text:p text:style-name="Standard"/>
      <text:p text:style-name="Standard"><text:soft-page-break/>W powyższym przykładzie wykonujemy operacje na zmiennych. Zmienne są "pudełkami" trzymającymi różne informacje. Zmienna posiada swoją nazwę i wartość. Nazwa zmiennej w Pythonie nie może zawierać:</text:p>
      <text:list xml:id="list7910303159845633905" text:style-name="WW8Num2">
        <text:list-item>
          <text:p text:style-name="P17">polskich znaków</text:p>
        </text:list-item>
        <text:list-item>
          <text:p text:style-name="P17">cyfry na pierwszym miejscu</text:p>
        </text:list-item>
        <text:list-item>
          <text:p text:style-name="P17">spacji</text:p>
        </text:list-item>
        <text:list-item>
          <text:p text:style-name="P17">znaków specjalnych za wyjątkiem podkreślnik<text:span text:style-name="T5">a</text:span> ( _ )</text:p>
        </text:list-item>
      </text:list>
      <text:p text:style-name="Standard">Wielkość liter jest rozróżniana (zmienna x i zmienna X to dwie różne zmienne).</text:p>
      <text:p text:style-name="Standard">**</text:p>
      <text:p text:style-name="Standard">Przykłady poprawnych:</text:p>
      <text:p text:style-name="Standard">i, _chodnik, nazwa_23, a2c4</text:p>
      <text:p text:style-name="Standard">Przykłady niepoprawnych:</text:p>
      <text:p text:style-name="Standard">1nazwa, 4_strony_świata, z-my<text:span text:style-name="T6">ś</text:span>lnikiem, nazwa ze spacja,</text:p>
      <text:p text:style-name="Standard">Główne typy zmiennych, którymi będziemy się zajmować to:</text:p>
      <text:list xml:id="list4333175037816606319" text:style-name="WW8Num3">
        <text:list-item>
          <text:p text:style-name="P18">liczby całkowite (<text:span text:style-name="T2">integer</text:span>)</text:p>
        </text:list-item>
        <text:list-item>
          <text:p text:style-name="P18">liczby zmiennoprzecinkowe (<text:span text:style-name="T2">float</text:span>)</text:p>
        </text:list-item>
        <text:list-item>
          <text:p text:style-name="P18">napisy, czyli tzw. Łańcuchy znaków (<text:span text:style-name="T2">string</text:span>)</text:p>
        </text:list-item>
      </text:list>
      <text:p text:style-name="Standard">Istnieje wiele innych typów zmiennych. [odniesienie do zewn. Źródeł]</text:p>
      <text:p text:style-name="Standard"/>
      <text:p text:style-name="Standard">Zróbmy proste zadanie - będąc w interpreterze wykonaj:</text:p>
      <text:list xml:id="list215930517348120" text:continue-list="list215929792748122" text:style-name="Outline">
        <text:list-item>
          <text:list>
            <text:list-item>
              <text:list>
                <text:list-item>
                  <text:h text:style-name="Heading_20_3" text:outline-level="3">Przykład 2.</text:h>
                </text:list-item>
              </text:list>
            </text:list-item>
          </text:list>
        </text:list-item>
      </text:list>
      <text:p text:style-name="Block_20_Text">zmienna1 = raw_input("Podaj imię: ")</text:p>
      <text:p text:style-name="Block_20_Text">print "Witaj", zmienna1</text:p>
      <text:p text:style-name="Standard"/>
      <text:p text:style-name="Standard">Stworzyliśmy właśnie pierwszy program w języku Python. Gratulacje!</text:p>
      <text:p text:style-name="Standard">Przy użyciu funkcji "raw_input" pobiera on do zmiennej to, co użytkownik wpisze z klawiatury a następnie używając funkcji "print" wyświetla na ekranie kawałek tekstu oraz zawartość wcześniej utworzonej zmiennej.</text:p>
      <text:p text:style-name="Standard">UWAGA: Funkcja "raw_input" zwraca zmienną typu napisowego (<text:span text:style-name="T2">string</text:span>). Nawet, gdy podamy liczbę, to będzie ona traktowana jak napis i nie można wykonywać na niej działań matematycznych. Aby zamienić podaną z klawiatury liczbę na zmienną liczbową (<text:span text:style-name="T2">int </text:span>lub <text:span text:style-name="T2">float</text:span>) musimy skorzystać z funkcji "int".</text:p>
      <text:list xml:id="list215928747092660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P16" text:outline-level="3"><text:soft-page-break/>Przykład 3.</text:h>
                </text:list-item>
              </text:list>
            </text:list-item>
          </text:list>
        </text:list-item>
      </text:list>
      <text:p text:style-name="Block_20_Text">zmienna1 = raw_input("Podaj 1 liczbę: ")</text:p>
      <text:p text:style-name="Block_20_Text">zmienna2 = raw_input("Podaj 2 liczbę: ")</text:p>
      <text:p text:style-name="Block_20_Text">wynik = int(zmienna1) + int(zmienna2)<text:line-break/>print "Suma:", wynik</text:p>
      <text:p text:style-name="annotation_20_text"/>
      <text:p text:style-name="Standard">Funkcje są to wcześniej zdefiniowane kawałki kodu, których możemy później użyć do wykonania określonej czynności, zamiast wpisywać ten sam kod po raz kolejny. </text:p>
      <text:p text:style-name="Standard">W okrągłych nawiasach po nazwach funkcji umieszczamy parametry lub argumenty funkcji (może być ich więcej niż jeden). Parametry i argumenty oddzielamy od siebie przecinkami.</text:p>
      <text:p text:style-name="Standard">Jak widać na przykładzie funkcji "raw_input" niektóre funkcje pozostawiają "coś" po sobie. W tym przypadku funkcja "raw_input" pozostawia po sobie to, co użytkownik wpisał z klawiatury a my wrzucamy to do naszej zmiennej "zmienna1". Kiedy funkcja pozostawia po sobie jakieś dane, mówimy, że funkcja zwraca dane.</text:p>
      <text:p text:style-name="Standard">Kolejny program zapiszemy już w pliku aby prościej było go zmieniać oraz wykonywać wiele razy. W tym celu należy otworzyć edytor tekstu, wpisać do niego instrukcje języka Python, a następnie zapisać z rozszerzeniem ".py ". Aby uruchomić tak zapisany program należy będąc w linii poleceń (konsola / terminal) w tym samym katalogu gdzie zapisaliśmy nasz plik wpisać:</text:p>
      <text:p text:style-name="Block_20_Text">$python nazwa-pliku.py</text:p>
      <text:p text:style-name="Standard"/>
      <text:list xml:id="list215928686148995" text:continue-numbering="true" text:style-name="Outline">
        <text:list-item>
          <text:h text:style-name="Heading_20_1" text:outline-level="1">Wyrażenia warunkowe</text:h>
        </text:list-item>
      </text:list>
      <text:p text:style-name="Standard">Do podejmowania decyzji w programowaniu służy instrukcja warunkowa "if".</text:p>
      <text:p text:style-name="Standard">Blok kodu podany po instrukcji if zostanie wykonany wtedy, gdy wyrażenie warunkowe będzie prawdziwe. W przeciwnym przypadku blok kodu zostanie zignorowany.</text:p>
      <text:p text:style-name="Standard">Część "else" jest przydatna, jeśli chcemy, żeby nasz program sprawdził wyrażenie warunkowe i wykonał blok kodu jeśli wyrażenie warunkowe jest prawdziwe lub wykonał inny blok kodu jeśli wyrażenie warunkowe było fałszywe.</text:p>
      <text:p text:style-name="Standard">Python pozwala także na sprawdzenie większej liczby warunków w ramach jednej instrukcji "if". Służy do tego instrukcja "elif" (skrót od <text:span text:style-name="T7">"</text:span>else if<text:span text:style-name="T7">"</text:span>).</text:p>
      <text:p text:style-name="Block_20_Text">if wyrażenie warunkowe:</text:p>
      <text:p text:style-name="Block_20_Text"><text:s text:c="2"/>blok kodu 1</text:p>
      <text:p text:style-name="Block_20_Text">elif:</text:p>
      <text:p text:style-name="Block_20_Text"><text:s text:c="2"/>blok kodu 2</text:p>
      <text:p text:style-name="Block_20_Text">else:</text:p>
      <text:p text:style-name="Block_20_Text"><text:s text:c="2"/>blok kodu 3</text:p>
      <text:p text:style-name="Standard"/>
      <text:p text:style-name="Standard"/>
      <text:p text:style-name="P1"><text:soft-page-break/>Wszystkie instrukcje w bloku kodu muszą być wcięte względem instrukcji "if". W ten sposób Python rozpoznaje, które instrukcje ma wykonać po sprawdzeniu prawdziwości wyrażenia. Tak samo po instrukcjach "elif" i "else" musimy wstawić dwukropek a instrukcje muszą być wcięte. </text:p>
      <text:p text:style-name="Standard">Głębokość wcięcia nie ma znaczenia (dobry zwyczaj programowania w Pythonie mówi, żeby używać czterech spacji) ale musi być ono w całym programie zawsze tej samej głębokości.</text:p>
      <text:p text:style-name="Standard">Pobawmy się instrukcjami "if", "elif" i "else" na prostym przykładzie.</text:p>
      <text:list xml:id="list215930304156897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4.</text:h>
                </text:list-item>
              </text:list>
            </text:list-item>
          </text:list>
        </text:list-item>
      </text:list>
      <text:p text:style-name="Block_20_Text">zmienna = raw_input('Podaj liczbę: ')</text:p>
      <text:p text:style-name="Block_20_Text">zmienna = int(zmienna)</text:p>
      <text:p text:style-name="Block_20_Text">if zmienna &gt; 0:</text:p>
      <text:p text:style-name="Block_20_Text"><text:s text:c="4"/>print 'Wpisałeś liczbę dodatnią'</text:p>
      <text:p text:style-name="Block_20_Text">elif zmienna == 0:</text:p>
      <text:p text:style-name="Block_20_Text"><text:s text:c="4"/>print 'Wpisałeś zero'</text:p>
      <text:p text:style-name="Block_20_Text">else:</text:p>
      <text:p text:style-name="Block_20_Text"><text:s text:c="4"/>print 'Wpisałeś liczbę ujemną'</text:p>
      <text:p text:style-name="Block_20_Text">print 'Koniec programu'</text:p>
      <text:p text:style-name="Standard"/>
      <text:p text:style-name="Standard">W programie na początku wczytywana jest wartość z klawiatury do zmiennej, a następnie dokonujemy zmiany jej typu na liczbę całkowitą. W dalszej części stosujemy instrukcję "if" sprawdzając czy wartość podanej liczby jest większa od 0. Jeśli wartość będzie większa od 0 na ekranie wyświetlony będzie napis "Wpisałeś liczbę dodatnią", jeśli nie, program wykona kolejną instrukcję: "elif" sprawdzając czy liczba jest równa 0. Jeśli żaden z powyższych warunków nie będzie spełniony wykonane zostanie polecenie zawarte po instrukcji "else". <text:s/>Program zakończy się wyświetlając: "Koniec programu". <text:s text:c="2"/></text:p>
      <text:p text:style-name="Standard">Jak również widać porównanie w Pythonie, wykonujemy poprzez podwójne użycie znaku równości: "==". Matematyczne wyrażenie "nie równe" (≠) w Pythonie zapisujemy jako "!=".</text:p>
      <text:list xml:id="list215929250339423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5.</text:h>
                </text:list-item>
              </text:list>
            </text:list-item>
          </text:list>
        </text:list-item>
      </text:list>
      <text:p text:style-name="Standard">Gra w "zgadnij liczbę".</text:p>
      <text:p text:style-name="Standard">Napisz program, w którym:</text:p>
      <text:list xml:id="list7226917061677060590" text:style-name="WW8Num5">
        <text:list-item>
          <text:p text:style-name="P19">do zmiennej "dana" przypiszesz pewną liczbę</text:p>
        </text:list-item>
        <text:list-item>
          <text:p text:style-name="P19">użytkownik będzie mógł podać z klawiatury dowolną liczbę całkowitą</text:p>
        </text:list-item>
        <text:list-item>
          <text:p text:style-name="P19">jeżeli użytkownik trafi program wyświetli komunikat: "Gratulacje!", a jeśli nie, to wyświetli napis określający czy podana liczba jest większa od danej czy mniejsza.</text:p>
          <text:p text:style-name="P24"/>
        </text:list-item>
      </text:list>
      <text:p text:style-name="P3">dana = 18</text:p>
      <text:p text:style-name="P2">strzal = int(raw_input('Wpisz liczbę całkowitą'))</text:p>
      <text:p text:style-name="P2">if strzal == dana:</text:p>
      <text:p text:style-name="P2"><text:tab/>print <text:span text:style-name="T8">'</text:span>Gratulacje! Zgadłeś<text:span text:style-name="T8">'</text:span></text:p>
      <text:p text:style-name="P2">elif strzal &lt; dana:</text:p>
      <text:p text:style-name="P2"><text:tab/>print 'Nie! Szukana liczba jest większa!'</text:p>
      <text:p text:style-name="P2">else:</text:p>
      <text:p text:style-name="P2"><text:tab/>print 'Nie! Szukana liczba jest mniejsza!'</text:p>
      <text:p text:style-name="P2">print 'Koniec programu.'</text:p>
      <text:list xml:id="list215929333867835" text:continue-list="list215929250339423" text:style-name="Outline">
        <text:list-item>
          <text:list>
            <text:list-item>
              <text:h text:style-name="Heading_20_2" text:outline-level="2">Zadania dodatkowe</text:h>
            </text:list-item>
          </text:list>
        </text:list-item>
      </text:list>
      <text:list xml:id="list3665853843533452656" text:style-name="WW8Num4">
        <text:list-item>
          <text:p text:style-name="P20">Za pomocą poznanych narzędzi stwórz program będący kalkulatorem.</text:p>
        </text:list-item>
        <text:list-item>
          <text:p text:style-name="P20">Napisz program rozwiązujący równania kwadratowe.</text:p>
        </text:list-item>
      </text:list>
      <text:p text:style-name="Standard">ROZWIĄZANIE:</text:p>
      <text:p text:style-name="No_20_Spacing">print 'Dla równania kwadratowego ax2+bx+c=0'</text:p>
      <text:p text:style-name="No_20_Spacing">a=int(raw_input('podaj wartość parametru a: '))</text:p>
      <text:p text:style-name="No_20_Spacing">b=int(raw_input('podaj wartość parametru b: '))</text:p>
      <text:p text:style-name="No_20_Spacing">c=int(raw_input('podaj wartość parametru c: '))</text:p>
      <text:p text:style-name="No_20_Spacing"/>
      <text:p text:style-name="P9">delta = b**2-4*a*c</text:p>
      <text:p text:style-name="P9">if delta &gt; 0:</text:p>
      <text:p text:style-name="P9"><text:s text:c="4"/>x1 = (-b-delta**(1/2))/(2*a)</text:p>
      <text:p text:style-name="P9"><text:s text:c="4"/>x2 = (-b+delta**(1/2))/(2*a)</text:p>
      <text:p text:style-name="P9"><text:s text:c="4"/>print 'x1 = ', x1, ', x2= ', x2</text:p>
      <text:p text:style-name="P9">elif delta == 0:</text:p>
      <text:p text:style-name="P9"><text:s text:c="4"/>x0 = -b/(2*a)</text:p>
      <text:p text:style-name="P9"><text:s text:c="4"/>print 'x0 = ', x0</text:p>
      <text:p text:style-name="P9">else:</text:p>
      <text:p text:style-name="No_20_Spacing"><text:span text:style-name="T3"><text:s text:c="4"/></text:span>print 'brak rozwiązań'</text:p>
      <text:p text:style-name="No_20_Spacing"/>
      <text:list xml:id="list215930116939666" text:continue-numbering="true" text:style-name="WW8Num4">
        <text:list-item>
          <text:p text:style-name="P20">Napisz program, który spyta użytkownika ile ma lat, a następnie wyświetli czy osoba ta jest młodzieżą, dzieckiem czy dorosłym (załóżmy, że dziecko ma mniej niż 12 lat, a dorosły więcej niż 18).</text:p>
        </text:list-item>
        <text:list-item>
          <text:p text:style-name="P20">Napisz program, który będzie sortował trzy podane przez użytkownika liczby.</text:p>
        </text:list-item>
        <text:list-item>
          <text:p text:style-name="P20">Napisz program, który w odpowiedzi na podaną przez użytkownika liczbę będzie wyświetlał komunikat czy jest to liczba parzysta, czy nieparzysta<text:span text:style-name="T1"><office:annotation><dc:creator>nauczyciel</dc:creator><dc:date>2014-09-16T18:43:00</dc:date><text:p text:style-name="P28"><text:span text:style-name="T11">Tutaj potrzebne będzie działanie modulo (liczba%2== 0 sprawdza jest parzysta, liczba%2==1 sprawdza czy liczba jest nieparzysta)</text:span></text:p></office:annotation></text:span>.</text:p>
        </text:list-item>
        <text:list-item>
          <text:p text:style-name="P20">Napisz program, który będzie sprawdzał czy z podanych przez użytkownika trzech długości można zbudować trójkąt.</text:p>
        </text:list-item>
      </text:list>
      <text:p text:style-name="Standard"/>
      <text:list xml:id="list215929370074828" text:continue-list="list215929333867835" text:style-name="Outline">
        <text:list-item>
          <text:h text:style-name="P26" text:outline-level="1">Pętla WHILE</text:h>
        </text:list-item>
      </text:list>
      <text:p text:style-name="Standard">Pętla while służy do konstrukcji bloku instrukcji, które będą wykonywane warunkowo. W programie najpierw będzie sprawdzane czy warunek jest spełniony – jeśli tak, to wykonane będą wszystkie instrukcje zawarte w bloku. Następnie ponownie sprawdzany jest warunek, jeśli nadal jest spełniony to ponownie wykonuje wszystkie polecenia. Pętla jest wykonywana tak długo, jak długo warunek jest prawdziwy.</text:p>
      <text:p text:style-name="Block_20_Text">while wyrażenie warunkowe:</text:p>
      <text:p text:style-name="Block_20_Text"><text:tab/>blok kodu</text:p>
      <text:p text:style-name="Standard"/>
      <text:p text:style-name="Standard">Zobaczmy działanie pętli "while" na poniższym przykładzie <text:span text:style-name="T9">(kontynuacja przykładu 5.)</text:span>.</text:p>
      <text:list xml:id="list215930083028665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6.</text:h>
                </text:list-item>
              </text:list>
            </text:list-item>
          </text:list>
        </text:list-item>
      </text:list>
      <text:p text:style-name="P2">dana = 18</text:p>
      <text:p text:style-name="P2">kontynuuj = True</text:p>
      <text:p text:style-name="P2">while koniec:</text:p>
      <text:p text:style-name="P4">strzal = int(raw_input('Wpisz liczbę całkowitą'))</text:p>
      <text:p text:style-name="P5">if strzal == dana:</text:p>
      <text:p text:style-name="P2"><text:span text:style-name="T3"><text:tab/><text:tab/>print 'Gratulacje! </text:span>Zgadłeś'</text:p>
      <text:p text:style-name="P2"><text:tab/><text:tab/>kontynuuj = False</text:p>
      <text:p text:style-name="P4">elif strzal &lt; dana:</text:p>
      <text:p text:style-name="P2"><text:tab/><text:tab/>print 'Nie! Szukana liczba jest większa!'</text:p>
      <text:p text:style-name="P4">else:</text:p>
      <text:p text:style-name="P2"><text:tab/><text:tab/>print 'Nie! Szukana liczba jest mniejsza!'</text:p>
      <text:p text:style-name="P2">print 'Koniec programu.'</text:p>
      <text:p text:style-name="Standard"/>
      <text:p text:style-name="Standard">Program będzie wykonywany do momentu, w którym użytkownik poda właściwą liczbę. Zatem nie trzeba do każdego strzału ponownie uruchamiać programu. Zmienna "kontynuuj" ma ustawioną wartość logiczną "True" (z angielskiego <text:span text:style-name="T2">prawda</text:span>). W momencie, w którym użytkownik poda właściwą liczbę zmienna przyjmie wartość logiczną "False" (z angielskiego <text:span text:style-name="T2">fałsz</text:span>), co spowoduje zakończenie wykonywania pętli while. </text:p>
      <text:p text:style-name="Standard"/>
      <text:list xml:id="list215929176353897" text:continue-numbering="true" text:style-name="Outline">
        <text:list-item>
          <text:h text:style-name="P26" text:outline-level="1">Wyrażenia break i continue</text:h>
        </text:list-item>
      </text:list>
      <text:p text:style-name="Standard">Wyrażenie "break" powoduje natychmiastowe zakończenie wykonywania pętli.</text:p>
      <text:list xml:id="list215929471312049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7.</text:h>
                </text:list-item>
              </text:list>
            </text:list-item>
          </text:list>
        </text:list-item>
      </text:list>
      <text:p text:style-name="P2">dana = 18</text:p>
      <text:p text:style-name="P2">while True:</text:p>
      <text:p text:style-name="P4">strzal = int(raw_input('Wpisz liczbę całkowitą'))</text:p>
      <text:p text:style-name="P5">if strzal == dana:</text:p>
      <text:p text:style-name="P2"><text:span text:style-name="T3"><text:tab/><text:tab/>print 'Gratulacje! </text:span>Zgadłeś'</text:p>
      <text:p text:style-name="P2"><text:tab/><text:tab/>break</text:p>
      <text:p text:style-name="P4">elif strzal &lt; dana:</text:p>
      <text:p text:style-name="P2"><text:tab/><text:tab/>print 'Nie! Szukana liczba jest większa!'</text:p>
      <text:p text:style-name="P4">else:</text:p>
      <text:p text:style-name="P2"><text:tab/><text:tab/>print 'Nie! Szukana liczba jest mniejsza!'</text:p>
      <text:p text:style-name="P2">print 'Koniec programu.'</text:p>
      <text:p text:style-name="Standard"/>
      <text:p text:style-name="Standard">Wyrażenie "continue" powoduje ominięcie następujących po nim wyrażeń w bloku, a następnie rozpoczyna ponowne wykonanie pętli.</text:p>
      <text:list xml:id="list215929846072548" text:continue-numbering="true" text:style-name="Outline">
        <text:list-item>
          <text:list>
            <text:list-item>
              <text:list>
                <text:list-item>
                  <text:h text:style-name="Heading_20_3" text:outline-level="3">Przykład 8.</text:h>
                </text:list-item>
              </text:list>
            </text:list-item>
          </text:list>
        </text:list-item>
      </text:list>
      <text:p text:style-name="P2">dana = 18</text:p>
      <text:p text:style-name="P2">while True:</text:p>
      <text:p text:style-name="P4">strzal = int(raw_input('Wpisz liczbę całkowitą'))</text:p>
      <text:p text:style-name="P5">if strzal &gt; dana:</text:p>
      <text:p text:style-name="P2"><text:span text:style-name="T3"><text:tab/><text:tab/></text:span>print 'Nie! Szukana liczba jest mniejsza!'</text:p>
      <text:p text:style-name="P2"><text:tab/><text:tab/>continue<text:tab/></text:p>
      <text:p text:style-name="P4">elif strzal &lt; dana:</text:p>
      <text:p text:style-name="P2"><text:tab/><text:tab/>print 'Nie! Szukana liczba jest większa!'</text:p>
      <text:p text:style-name="P2"><text:tab/><text:tab/>continue</text:p>
      <text:p text:style-name="P4"><text:span text:style-name="T3">print 'Gratulacje! </text:span>Zgadłeś'</text:p>
      <text:p text:style-name="P4">break</text:p>
      <text:p text:style-name="P2">print 'Koniec programu.'</text:p>
      <text:p text:style-name="Standard"/>
      <text:list xml:id="list215929151939766" text:continue-numbering="true" text:style-name="Outline">
        <text:list-item>
          <text:list>
            <text:list-item>
              <text:list>
                <text:list-item>
                  <text:h text:style-name="Heading_20_3" text:outline-level="3">Zadania dodatkowe</text:h>
                </text:list-item>
              </text:list>
            </text:list-item>
          </text:list>
        </text:list-item>
      </text:list>
      <text:list xml:id="list4998391834694493275" text:style-name="WW8Num6">
        <text:list-item>
          <text:p text:style-name="P21">Napisz program, który sumuje liczby dodatnie podawane przez użytkownika – pętla pozwala użytkownikowi podawać liczby dopóki nie poda liczby niedodatniej. </text:p>
        </text:list-item>
      </text:list>
      <text:p text:style-name="List_20_Paragraph">Następnie obok podawanego wyniku będzie wyświetlana liczba określająca ilość podanych liczb.</text:p>
      <text:list xml:id="list215928813899501" text:continue-numbering="true" text:style-name="WW8Num6">
        <text:list-item>
          <text:p text:style-name="P21">Na podstawie wcześniejszego zadania napisz program obliczający średnią liczb dodatnich, a następnie zmodyfikuj go tak, aby obliczana była średnia również dla liczb ujemnych.</text:p>
        </text:list-item>
      </text:list>
      <text:p text:style-name="Standard"/>
      <text:list xml:id="list215928850551363" text:continue-list="list215929151939766" text:style-name="Outline">
        <text:list-item>
          <text:h text:style-name="Heading_20_1" text:outline-level="1"><text:soft-page-break/>Pętla FOR</text:h>
        </text:list-item>
      </text:list>
      <text:p text:style-name="Standard">Pętla for służy do wykonywania tego samego bloku operacji dla każdego elementu z pewnej listy. Ilość wykonań tego bloku jest równa liczbie elementów tej listy. Wywoływana w pętli zmienna przyjmuje po kolei wartości każdego z elementów.</text:p>
      <text:p text:style-name="Standard">Przykłady list:</text:p>
      <text:list xml:id="list6358899960907449458" text:style-name="WW8Num7">
        <text:list-item>
          <text:p text:style-name="P22">lista liczb wpisanych ręcznie – elementy podane w nawiasach kwadratowych</text:p>
        </text:list-item>
      </text:list>
      <text:p text:style-name="P7">[2,3,4,5]</text:p>
      <text:p text:style-name="Standard"/>
      <text:list xml:id="list215929182626184" text:continue-numbering="true" text:style-name="WW8Num7">
        <text:list-item>
          <text:p text:style-name="P22">funkcja range – wywoła kolejno liczby naturalne zaczynając od podanej w nawiasie na pierwszym miejscu, kończąc na liczbie mniejszej o 1 od liczby na miejscu drugim</text:p>
        </text:list-item>
      </text:list>
      <text:p text:style-name="P7">range(2,6)</text:p>
      <text:p text:style-name="Standard"/>
      <text:p text:style-name="Standard">Zobrazujmy działanie pętli "for" na prostym przykładzie, wymieniającym kolejno elementy z pewnej listy.</text:p>
      <text:list xml:id="list215928976628843" text:continue-list="list215928850551363" text:style-name="Outline">
        <text:list-item>
          <text:list>
            <text:list-item>
              <text:list>
                <text:list-item>
                  <text:h text:style-name="Heading_20_3" text:outline-level="3">Przykład 9.</text:h>
                </text:list-item>
              </text:list>
            </text:list-item>
          </text:list>
        </text:list-item>
      </text:list>
      <text:p text:style-name="P6">print 'Mamy listę elementów: ', [5,6,7,8]</text:p>
      <text:p text:style-name="P8">for liczba in [5,6,7,8]:</text:p>
      <text:p text:style-name="P8"><text:tab/>print 'element listy:',liczba</text:p>
      <text:p text:style-name="P10"/>
      <text:list xml:id="list215928896807815" text:continue-numbering="true" text:style-name="Outline">
        <text:list-item>
          <text:list>
            <text:list-item>
              <text:list>
                <text:list-item>
                  <text:h text:style-name="P15" text:outline-level="3">Zadania dodatkowe</text:h>
                </text:list-item>
              </text:list>
            </text:list-item>
          </text:list>
        </text:list-item>
      </text:list>
      <text:list xml:id="list2634106980962056046" text:style-name="WW8Num8">
        <text:list-item>
          <text:p text:style-name="P23">Napisz dwa programy, które wypisują liczby naturalne od 1 do 15. W pierwszym programie wykonaj pętlę for, a w drugim while.</text:p>
        </text:list-item>
        <text:list-item>
          <text:p text:style-name="P23">Zmodyfikuj powyższe zadanie, tak aby programy obliczały sumę liczb od 1 do 15.</text:p>
        </text:list-item>
        <text:list-item>
          <text:p text:style-name="P23">Za pomocą pętli for, napisz program, który oblicza silnię liczby podanej przez użytkownika.</text:p>
        </text:list-item>
        <text:list-item>
          <text:p text:style-name="P23">Oblicz sumę kwadratów liczb naturalnych z zakresu od 1 do 100.</text:p>
        </text:list-item>
      </text:list>
      <text:p text:style-name="P11"/>
      <text:p text:style-name="Standard"/>
      <text:list xml:id="list215928969776815" text:continue-list="list215928896807815" text:style-name="Outline">
        <text:list-item>
          <text:list>
            <text:list-item>
              <text:h text:style-name="P14" text:outline-level="2">Słowniczek</text:h>
            </text:list-item>
          </text:list>
        </text:list-item>
      </text:list>
      <text:p text:style-name="Standard"/>
      <text:list xml:id="list8242738280799503850" text:style-name="WW8Num9">
        <text:list-item>
          <text:p text:style-name="P12">Język interpretowany – język, który jest tłumaczony i wykonywany "w locie". Tłumaczeniem i wykonywaniem programu zajmuje się specjalny program nazwany interpreterem języka.</text:p>
        </text:list-item>
        <text:list-item>
          <text:p text:style-name="P12">Interpreter – program, który zajmuje się tłumaczeniem kodu języka programowania na język maszynowy i jego wykonywaniem.</text:p>
        </text:list-item>
        <text:list-item>
          <text:p text:style-name="P12">Zmienne – symbole zdefiniowane i nazwane przez programistę, które służą do przechowywania wartości, obliczeń na nich i odwoływanie się do wartości przez zdefiniowaną nazwę.</text:p>
        </text:list-item>
        <text:list-item>
          <text:p text:style-name="P12">Funkcje – fragmenty kodu zamknięte w określonym przez programistę symbolu, mogące przyjmować parametry oraz mogące zwracać wartości. Umożliwiają wielokrotne wywoływanie tego samego kodu, bez konieczności jego przepisywania za każdym razem, gdy zajdzie potrzeba jego wykonania.</text:p>
        </text:list-item>
        <text:list-item>
          <text:p text:style-name="P12">Typ zmiennych – rodzaj danych, który przypisany jest do zmiennej w momencie jej tworzenia.</text:p>
        </text:list-item>
      </text:list>
      <text:p text:style-name="Standard"/>
      <text:p text:style-name="Standard"><text:span text:style-name="T4">Autorzy</text:span>: Dorota Rybicka, Grzegorz Wilczek</text:p>
      <text:p text:style-name="P13">Korekta, dostosowanie do Pythona 2.7.x: Robert Bednar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Courier New2" svg:font-family="'Courier New'" style:font-family-generic="modern"/>
    <style:font-face style:name="DejaVu Sans Condensed2" svg:font-family="'DejaVu Sans Condensed'" style:font-family-generic="swiss"/>
    <style:font-face style:name="Courier New" svg:font-family="'Courier New'" style:font-family-generic="modern" style:font-pitch="fixed"/>
    <style:font-face style:name="Calibri1" svg:font-family="Calibri" style:font-pitch="variable"/>
    <style:font-face style:name="Courier New3" svg:font-family="'Courier New'" style:font-pitch="variable"/>
    <style:font-face style:name="DejaVu Sans Condensed1" svg:font-family="'DejaVu Sans Condensed'" style:font-pitch="variable"/>
    <style:font-face style:name="Droid Sans Fallback1" svg:font-family="'Droid Sans Fallback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.282cm" loext:contextual-spacing="false" fo:line-height="106%" fo:orphans="2" fo:widows="2" fo:hyphenation-ladder-count="no-limit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pl" fo:country="PL" style:font-name-asian="Droid Sans Fallback1" style:font-family-asian="'Droid Sans Fallback'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DejaVu Sans Condensed1" style:font-family-complex="'DejaVu Sans Condensed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cm" fo:margin-bottom="0.3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cm" fo:margin-bottom="0.101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.199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fo:font-weight="bold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Title" style:family="paragraph" style:parent-style-name="Standard" style:next-style-name="Subtitle" style:list-style-name="" style:class="chapter">
      <style:paragraph-properties fo:margin-left="0cm" fo:margin-right="0cm" fo:margin-top="0cm" fo:margin-bottom="0cm" loext:contextual-spacing="false" style:line-height-at-least="0.176cm" fo:text-align="start" style:justify-single-word="false" fo:text-indent="0cm" style:auto-text-indent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Quote" style:family="paragraph" style:parent-style-name="Standard" style:list-style-name="">
      <style:paragraph-properties fo:margin-left="1.524cm" fo:margin-right="1.524cm" fo:margin-top="0.353cm" fo:margin-bottom="0.282cm" loext:contextual-spacing="false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list-style-name="">
      <style:paragraph-properties fo:margin-left="1.524cm" fo:margin-right="1.524cm" fo:margin-top="0.635cm" fo:margin-bottom="0.635cm" loext:contextual-spacing="false" fo:text-indent="0cm" style:auto-text-indent="false" fo:padding-left="0cm" fo:padding-right="0cm" fo:padding-top="0.353cm" fo:padding-bottom="0.353cm" fo:border-left="none" fo:border-right="none" fo:border-top="0.51pt solid #808080" fo:border-bottom="0.51pt solid #808080"/>
      <style:text-properties fo:color="#5b9bd5" fo:font-style="italic" style:font-style-asian="italic" style:font-style-complex="italic"/>
    </style:style>
    <style:style style:name="annotation_20_text" style:display-name="annotation text" style:family="paragraph" style:parent-style-name="Standard" style:list-style-name="">
      <style:paragraph-properties fo:margin-left="0cm" fo:margin-right="0cm" style:line-height-at-least="0.176cm" fo:text-indent="0cm" style:auto-text-indent="false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list-style-name="">
      <style:paragraph-properties fo:margin-left="0cm" fo:margin-right="0cm" fo:margin-top="0cm" fo:margin-bottom="0cm" loext:contextual-spacing="false" style:line-height-at-least="0.176cm" fo:text-indent="0cm" style:auto-text-indent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Block_20_Text" style:display-name="Block Text" style:family="paragraph" style:parent-style-name="Standard" style:list-style-name="">
      <style:paragraph-properties fo:margin-left="2.03cm" fo:margin-right="2.03cm" fo:margin-top="0cm" fo:margin-bottom="0cm" loext:contextual-spacing="false" style:line-height-at-least="0.176cm" fo:text-indent="0cm" style:auto-text-indent="false" fo:padding="0.353cm" fo:border="0.06pt solid #808080"/>
      <style:text-properties fo:color="#5b9bd5" style:font-name="Courier New1" fo:font-family="'Courier New'" style:font-family-generic="roman" style:font-pitch="variable" fo:font-style="italic" style:font-style-asian="italic" style:font-style-complex="italic"/>
    </style:style>
    <style:style style:name="No_20_Spacing" style:display-name="No Spacing" style:family="paragraph" style:list-style-name="">
      <style:paragraph-properties fo:margin-left="0cm" fo:margin-right="0cm" fo:margin-top="0cm" fo:margin-bottom="0cm" loext:contextual-spacing="false" style:line-height-at-least="0.176cm" fo:orphans="2" fo:widows="2" fo:hyphenation-ladder-count="no-limit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pl" fo:country="PL" style:font-name-asian="Droid Sans Fallback1" style:font-family-asian="'Droid Sans Fallback'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2" fo:font-family="'Courier New'" style:font-family-generic="modern" style:font-name-complex="Courier New3" style:font-family-complex="'Courier New'" style:font-pitch-complex="variable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2" fo:font-family="'Courier New'" style:font-family-generic="modern" style:font-name-complex="Courier New3" style:font-family-complex="'Courier New'" style:font-pitch-complex="variable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-complex="Calibri1" style:font-family-complex="Calibri" style:font-pitch-complex="variable"/>
    </style:style>
    <style:style style:name="WW8Num4z1" style:family="text">
      <style:text-properties style:font-name="Courier New2" fo:font-family="'Courier New'" style:font-family-generic="modern" style:font-name-complex="Courier New3" style:font-family-complex="'Courier New'" style:font-pitch-complex="variable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4z3" style:family="text">
      <style:text-properties style:font-name="Symbol" fo:font-family="Symbol" style:font-name-complex="Symbol" style:font-family-complex="Symbol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2" fo:font-family="'Courier New'" style:font-family-generic="modern" style:font-name-complex="Courier New3" style:font-family-complex="'Courier New'" style:font-pitch-complex="variable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name-complex="Symbol" style:font-family-complex="Symbol"/>
    </style:style>
    <style:style style:name="WW8Num7z1" style:family="text">
      <style:text-properties style:font-name="Courier New2" fo:font-family="'Courier New'" style:font-family-generic="modern" style:font-name-complex="Courier New3" style:font-family-complex="'Courier New'" style:font-pitch-complex="variable"/>
    </style:style>
    <style:style style:name="WW8Num7z2" style:family="text">
      <style:text-properties style:font-name="Wingdings" fo:font-family="Wingdings" style:font-name-complex="Wingdings" style:font-family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Nagłówek_20_1_20_Znak" style:display-name="Nagłówek 1 Znak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Cytat_20_Znak" style:display-name="Cytat Znak" style:family="text" style:parent-style-name="Default_20_Paragraph_20_Font">
      <style:text-properties fo:color="#404040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5b9bd5" fo:font-style="italic" style:font-style-asian="italic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size-complex="13pt"/>
    </style:style>
    <style:style style:name="Nagłówek_20_3_20_Znak" style:display-name="Nagłówek 3 Znak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Nagłówek_20_4_20_Znak" style:display-name="Nagłówek 4 Znak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ListLabel_20_1" style:display-name="ListLabel 1" style:family="text">
      <style:text-properties style:font-name-complex="Courier New3" style:font-family-complex="'Courier New'" style:font-pitch-complex="variable"/>
    </style:style>
    <style:style style:name="ListLabel_20_2" style:display-name="ListLabel 2" style:family="text">
      <style:text-properties style:font-name-complex="Calibri1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Wilczek</meta:initial-creator>
    <meta:creation-date>2014-09-16T18:47:00</meta:creation-date>
    <dc:creator>smaster </dc:creator>
    <dc:date>2015-06-01T21:59:28.338551324</dc:date>
    <meta:editing-cycles>24</meta:editing-cycles>
    <meta:editing-duration>PT11M18S</meta:editing-duration>
    <meta:generator>LibreOffice/4.3.3.2$Linux_x86 LibreOffice_project/430m0$Build-2</meta:generator>
    <meta:document-statistic meta:table-count="0" meta:image-count="0" meta:object-count="0" meta:page-count="9" meta:paragraph-count="200" meta:word-count="1725" meta:character-count="11929" meta:non-whitespace-character-count="103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